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Times New Roman" fo:font-weight="bold" style:font-weight-asian="bold" style:font-weight-complex="bold"/>
    </style:style>
    <style:style style:name="P5" style:family="paragraph" style:parent-style-name="Standard"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Times New Roman"/>
    </style:style>
    <style:style style:name="P7" style:family="paragraph" style:parent-style-name="Standard" style:list-style-name="L1">
      <style:text-properties style:font-name="Times New Roman"/>
    </style:style>
    <style:style style:name="P8" style:family="paragraph" style:parent-style-name="Standard">
      <style:text-properties style:font-name="Times New Roman" fo:font-weight="normal" style:font-weight-asian="normal" style:font-weight-complex="normal"/>
    </style:style>
    <style:style style:name="P9" style:family="paragraph" style:parent-style-name="Standard" style:list-style-name="L2">
      <style:text-properties style:font-name="Times New Roman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4">
        <style:list-level-properties text:list-level-position-and-space-mode="label-alignment">
          <style: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0.1 08-04-08: deanj</text:p>
      <text:p text:style-name="P1">V0.2 08-27-08: deanj</text:p>
      <text:p text:style-name="P1"/>
      <text:p text:style-name="P1">Welcome to the XMDNS installation Cookbook!</text:p>
      <text:p text:style-name="P1"/>
      <text:p text:style-name="P1">This document attempts to be a walkthrough for installing XMDNS on a Solaris 10 U4 or U5 system using Sun CoolStack packages. <text:s/>For information on using the system on User or day to day level please see the document called xmdns-user-guide.</text:p>
      <text:p text:style-name="P1"/>
      <text:p text:style-name="P1">XMDNS can also be installed on any other UNIX distribution as long as the following pieces are able to be installed or made to work together.</text:p>
      <text:p text:style-name="P1"/>
      <text:list text:id="323423715" text:style-name="L1">
        <text:list-item>
          <text:p text:style-name="P7">Bind 9 with rndc configured</text:p>
        </text:list-item>
        <text:list-item>
          <text:p text:style-name="P7">OpenSSL</text:p>
        </text:list-item>
        <text:list-item>
          <text:p text:style-name="P7">Apache with mod_svn and HTTPS</text:p>
        </text:list-item>
        <text:list-item>
          <text:p text:style-name="P7">subversion</text:p>
        </text:list-item>
        <text:list-item>
          <text:p text:style-name="P7">LDAP for user authentication (or some other means of auth for SVN)</text:p>
        </text:list-item>
      </text:list>
      <text:p text:style-name="P1"/>
      <text:p text:style-name="P1">This system has been installed and used on these platforms:</text:p>
      <text:p text:style-name="P1"/>
      <text:p text:style-name="P1">Solaris U5 with Coolstack 1.2, with custom subversion build using Sun Studio 12.</text:p>
      <text:p text:style-name="P1">Solaris U4 and Coolstack 1.2. <text:s/>with custom subversion and openssl builds using Sun Studio 12 compilers (This cookbook outlines this type of <text:s/>install).</text:p>
      <text:p text:style-name="P1">Solaris U4 and CSW/Blastwave bind, apache and subversion.</text:p>
      <text:p text:style-name="P1">Debian etch/4.0</text:p>
      <text:p text:style-name="P1"/>
      <text:p text:style-name="P1">General server infrastructure would go something like this:</text:p>
      <text:p text:style-name="P1"/>
      <text:p text:style-name="P1">One server with the complete XMDNS install as detailed in this document. <text:s/>This is the master repository server that all other servers will pull their data from. <text:s/>Changes and updates will also be posted to this server. <text:s/>The master repository server does not need to be a DNS server as well as SVN/Apache, although it usually is. <text:s/>Multiple other DNS servers can pull from the master, and they do not need a full XMDNS install. <text:s/>They just need Bind, the svn client, cron and to be configured to update regularly from the repository server.</text:p>
      <text:p text:style-name="P1"/>
      <text:p text:style-name="P6"/>
      <text:p text:style-name="P1"/>
      <text:p text:style-name="P1">Solaris 10 U4 on SPARC hardware with Coolstack 1.2 installation instructions.</text:p>
      <text:p text:style-name="P1">Command line commands are in <text:span text:style-name="T1">BOLD</text:span>.</text:p>
      <text:p text:style-name="P1"/>
      <text:p text:style-name="P1">Coolstack 1.2 was used since 1.3 appears to be compiled for Solaris U5.</text:p>
      <text:p text:style-name="P1"/>
      <text:p text:style-name="P1">Login to the system as root and create a working directory.</text:p>
      <text:p text:style-name="P1">Use bash:</text:p>
      <text:p text:style-name="P4">exec bash</text:p>
      <text:p text:style-name="P4">mkdir /root/</text:p>
      <text:p text:style-name="P4">mkdir /root/downloads</text:p>
      <text:p text:style-name="P4">mkdir /root/downloads/sunstudio</text:p>
      <text:p text:style-name="P1"/>
      <text:p text:style-name="P1"><text:soft-page-break/>Copy or download the appropriate CoolStack packages into the working directory /root/downloads/.</text:p>
      <text:p text:style-name="P1"/>
      <text:p text:style-name="P1">Also download the Sun Compiler suite from this webpage: <text:a xlink:type="simple" xlink:href="http://developers.sun.com/sunstudio/downloads/index.jsp">http://developers.sun.com/sunstudio/downloads/index.jsp</text:a></text:p>
      <text:p text:style-name="P1">and copy the installation file into /root/downloads/sunstudio. <text:s/>This requires a Sun website login.</text:p>
      <text:p text:style-name="P1"/>
      <text:p text:style-name="P1">The Sun Compiler download takes quite a long time as it is quite large.</text:p>
      <text:p text:style-name="P1"/>
      <text:p text:style-name="P1">Install the CoolStack packages. <text:s/>The ones installed in the test case were:</text:p>
      <text:p text:style-name="P1">CSKruntime_1.2_sparc.pkg</text:p>
      <text:p text:style-name="P1">CSKphplibsbundle_1.2_sparc.pkg</text:p>
      <text:p text:style-name="P1">CSKamp_1.2_sparc.pkg</text:p>
      <text:p text:style-name="P1"/>
      <text:p text:style-name="P1">Cool stack pages were installed with the commands:</text:p>
      <text:p text:style-name="P2">pkgadd -d /root/downloads/CSKruntime_1.2_sparc.pkg</text:p>
      <text:p text:style-name="P2">pkgadd -d /root/downloads/CSKphplibsbundle_1.2_sparc.pkg</text:p>
      <text:p text:style-name="P2">pkgadd -d /root/downloads/CSKamp_1.2_sparc.pkg</text:p>
      <text:p text:style-name="P1"/>
      <text:p text:style-name="P1">Install Sun Compiler Suite:</text:p>
      <text:p text:style-name="P1"><text:s/>unpack and install:</text:p>
      <text:p text:style-name="P4">cd /root/downloads/sunstudio/</text:p>
      <text:p text:style-name="P4">/usr/sfw/bin/gtar -xjvf SunStudio12ml-solaris-sparc-200709-pkg.tar.bz2</text:p>
      <text:p text:style-name="P1"/>
      <text:p text:style-name="P1">Or substitute the appropriately versioned filename.</text:p>
      <text:p text:style-name="P4"/>
      <text:p text:style-name="P4">./batch_installer –accept-sla</text:p>
      <text:p text:style-name="P1"/>
      <text:p text:style-name="P1">Follow the installation instructions for Sun Studio. <text:s/>This take quite some time as there are a lot of packages in Sun Studio!</text:p>
      <text:p text:style-name="P1"/>
      <text:p text:style-name="P1">Verify Sun Studio and CoolStack exist. <text:s/>These directories should be populated with a variety of files.</text:p>
      <text:p text:style-name="P4">ls -al /opt/coolstack/</text:p>
      <text:p text:style-name="P4">ls -al /opt/coolstack/bin/</text:p>
      <text:p text:style-name="P4">ls -al /opt/SUNWspro/</text:p>
      <text:p text:style-name="P4">ls -al /opt/SUNWspro/bin/</text:p>
      <text:p text:style-name="P1"/>
      <text:p text:style-name="P1">Now it is time to setup the build environment.</text:p>
      <text:p text:style-name="P1"/>
      <text:p text:style-name="P1">Setup crle path to see coolstack and sfw libs</text:p>
      <text:p text:style-name="P4">crle -l /lib:/usr/lib:/opt/coolstack/lib:/usr/sfw/lib</text:p>
      <text:p text:style-name="P1"/>
      <text:p text:style-name="P1">Setup env for build, default includes for built sources:</text:p>
      <text:p text:style-name="P1"><text:span text:style-name="T1">export PATH=/opt/coolstack/bin:/opt/SUNWspro/bin:/usr/ccs/bin:/usr/bin:/bin:/usr/sbin:/sbin:/usr/sfw/bin</text:span> <text:s text:c="7"/></text:p>
      <text:p text:style-name="P4">export CFLAGS="-I/opt/coolstack/include $CFLAGS"</text:p>
      <text:p text:style-name="P1">Move the included gcc binary out of the way to avoid any potential errors. <text:s text:c="2"/>Neon/Subversion HAS to be built with Sun CC just like Apache was.</text:p>
      <text:p text:style-name="P4">mv /usr/sfw/bin/gcc /usr/sfw/bin/gcc.off</text:p>
      <text:p text:style-name="P5"/>
      <text:p text:style-name="P5"><text:soft-page-break/>For Solaris U5 DO NOT build openssl, the included Openssl in /usr/sfw works just fine. <text:s/>Verify it exists by checking for /usr/sfw/openssl and these packages:</text:p>
      <text:p text:style-name="P5">SUNWopenssl-commands</text:p>
      <text:p text:style-name="P5">SUNWopenssl-include</text:p>
      <text:p text:style-name="P5">SUNWopenssl-libraries</text:p>
      <text:p text:style-name="P5">SUNWopenssl-man</text:p>
      <text:p text:style-name="P5">SUNWopensslr</text:p>
      <text:p text:style-name="P5"/>
      <text:p text:style-name="P5">For U4</text:p>
      <text:p text:style-name="P5">Download and build OpenSSL 0.9.8. <text:s/>This version must be 0.9.8 to work with Subversion 1.4.6!</text:p>
      <text:p text:style-name="P4">cd /root/downloads/</text:p>
      <text:p text:style-name="P5"><text:span text:style-name="T1">wget </text:span><text:a xlink:type="simple" xlink:href="http://www.openssl.org/source/openssl-0.9.8g.tar.gz"><text:span text:style-name="T1">http://www.openssl.org/source/openssl-0.9.8g.tar.gz</text:span></text:a></text:p>
      <text:p text:style-name="P4">gtar zxvf openssl-0.9.8g.tar.gz</text:p>
      <text:p text:style-name="P4">cd openssl-0.9.8g</text:p>
      <text:p text:style-name="P4">./config --prefix=/opt/coolstack</text:p>
      <text:p text:style-name="P4">make</text:p>
      <text:p text:style-name="P4">make test</text:p>
      <text:p text:style-name="P4">make install</text:p>
      <text:p text:style-name="P5"/>
      <text:p text:style-name="P5"/>
      <text:p text:style-name="P5">To verify OpenSSL installed properly run the command:</text:p>
      <text:p text:style-name="P4">which openssl</text:p>
      <text:p text:style-name="P5">and it should return: /opt/coolstack/bin/openssl</text:p>
      <text:p text:style-name="P4"/>
      <text:p text:style-name="P5"/>
      <text:p text:style-name="P5">Download/build neon/svn: (Adapted from http://forum.java.sun.com/thread.jspa?threadID=5255265)</text:p>
      <text:p text:style-name="P5"/>
      <text:p text:style-name="P5"># Download/unpack sources</text:p>
      <text:p text:style-name="P5"># NB: subversion 1.4.6 requires neon 0.25.5 and not the newest.</text:p>
      <text:p text:style-name="P4">cd /root/downloads</text:p>
      <text:p text:style-name="P4">wget http://www.webdav.org/neon/neon-0.25.5.tar.gz</text:p>
      <text:p text:style-name="P4">wget http://subversion.tigris.org/downloads/subversion-1.4.6.tar.bz2</text:p>
      <text:p text:style-name="P4">gtar -xzvf neon-0.25.5.tar.gz</text:p>
      <text:p text:style-name="P4">gtar -xjvf subversion-1.4.6.tar.bz2</text:p>
      <text:p text:style-name="P4"/>
      <text:p text:style-name="P4">cd neon-0.25.5/</text:p>
      <text:p text:style-name="P5">for U4</text:p>
      <text:p text:style-name="P4">./configure --prefix=/opt/coolstack --with-libxml2=/opt/coolstack --with-ssl=openssl --enable-shared</text:p>
      <text:p text:style-name="P5">for U5</text:p>
      <text:p text:style-name="P4">export PATH=/opt/SUNWspro/bin:/usr/ccs/bin:/usr/bin:/bin:/usr/sbin:/sbin:/usr/sfw/bin:/opt/coolstack/bin</text:p>
      <text:p text:style-name="P4">./configure --prefix=/opt/coolstack --with-libxml2=/opt/coolstack --with-ssl=openssl --enable-shared –with-libs=/opt/coolstack</text:p>
      <text:p text:style-name="P4">make</text:p>
      <text:p text:style-name="P4">make install</text:p>
      <text:p text:style-name="P4"/>
      <text:p text:style-name="P4">cd ..</text:p>
      <text:p text:style-name="P4">cd subversion-1.4.6/</text:p>
      <text:p text:style-name="P5"><text:soft-page-break/>for U5, edit configure and add the line LIBS="$LIBS -lintl" on line 245</text:p>
      <text:p text:style-name="P4">./configure --prefix=/opt/coolstack --with-apxs=/opt/coolstack/apache2/bin/apxs \</text:p>
      <text:p text:style-name="P4"><text:s text:c="16"/>--with-apr=/opt/coolstack/apache2 --with-apr-util=/opt/coolstack/apache2 \</text:p>
      <text:p text:style-name="P4"><text:s text:c="16"/>--with-neon=/opt/coolstack</text:p>
      <text:p text:style-name="P4">make</text:p>
      <text:p text:style-name="P4">LD_LIBRARY_PATH=/opt/coolstack/apache2/lib</text:p>
      <text:p text:style-name="P4">make install</text:p>
      <text:p text:style-name="P4"/>
      <text:p text:style-name="P5">If all goes well the command:</text:p>
      <text:p text:style-name="P4">which svn</text:p>
      <text:p text:style-name="P5">will return /opt/coolstack/bin/svn</text:p>
      <text:p text:style-name="P5"/>
      <text:p text:style-name="P5">Now it is time to actually use SVN!</text:p>
      <text:p text:style-name="P5">Create the subversion repository and populate it from:</text:p>
      <text:p text:style-name="P4"/>
      <text:p text:style-name="P4">mkdir /export/svn_repos</text:p>
      <text:p text:style-name="P4">cd /export/svn_repos</text:p>
      <text:p text:style-name="P4">svnadmin create hosts</text:p>
      <text:p text:style-name="P4"/>
      <text:p text:style-name="P5">Get latest backup of the bind repository from the backup location. <text:s/>If this is a completely new system from scratch, the repository can be seeded from the HiRISE backup. <text:s/></text:p>
      <text:p text:style-name="P5"/>
      <text:p text:style-name="P3">Use a web browser and go to:</text:p>
      <text:p text:style-name="P4"><text:a xlink:type="simple" xlink:href="https://hisyres.hinet.lpl.arizona.edu/svnback/"><text:span text:style-name="T3">https://hisyres.hinet.lpl.arizona.edu/svnback/</text:span></text:a></text:p>
      <text:p text:style-name="P3">The username and password is your lpl login. <text:s/>This is restricted to just a few usernames.</text:p>
      <text:p text:style-name="P3">Save the file bind_repository_complete and copy it to server:/root/downloads/</text:p>
      <text:p text:style-name="P4">svnadmin load /export/svn_repos/hosts &lt; /root/downloads/bind_repository_complete</text:p>
      <text:p text:style-name="P4">chown -R webservd hosts</text:p>
      <text:p text:style-name="P4"/>
      <text:p text:style-name="P5">Create/activate an apache configuration for svn:</text:p>
      <text:p text:style-name="P5">Run the following <text:s/>command and paste in the Apache configuration options. <text:s/>Press Control-D when finished.</text:p>
      <text:p text:style-name="P4"/>
      <text:p text:style-name="P4">cat &gt; /export/svn_repos/apache_config</text:p>
      <text:p text:style-name="P5">LDAPVerifyServerCert Off</text:p>
      <text:p text:style-name="P5">&lt;Location "/svn"&gt;</text:p>
      <text:p text:style-name="P5"><text:s text:c="3"/>AuthType basic</text:p>
      <text:p text:style-name="P5"><text:s text:c="3"/>AuthName "LPL Hosts - LDAP Auth"</text:p>
      <text:p text:style-name="P5"><text:s text:c="3"/>AuthBasicProvider ldap</text:p>
      <text:p text:style-name="P5"><text:s text:c="3"/>AuthzLDAPAuthoritative off</text:p>
      <text:p text:style-name="P5"><text:s text:c="3"/>AuthLDAPBindDN "cn=svn_proxy,ou=profile,dc=lpl,dc=arizona,dc=edu"</text:p>
      <text:p text:style-name="P5"><text:s text:c="3"/>AuthLDAPBindPassword "2vn12S0Co0l!"</text:p>
      <text:p text:style-name="P5"><text:s text:c="3"/>AuthLDAPURL ldaps://lpl-ls.lpl.arizona.edu,son-ls.lpl.arizona.edu/ou=People,dc=lpl,dc=arizona,dc=edu?uid</text:p>
      <text:p text:style-name="P5"><text:s text:c="3"/># AuthLDAPURL ldap://son-lm.lpl.arizona.edu/ou=People,dc=lpl,dc=arizona,dc=edu?uid</text:p>
      <text:p text:style-name="P5"><text:s text:c="3"/>&lt;LimitExcept GET PROPFIND OPTIONS REPORT&gt;</text:p>
      <text:p text:style-name="P5"><text:s text:c="5"/>Require user tims joep terryf deanj jgotobed pursch tferro</text:p>
      <text:p text:style-name="P5"><text:s text:c="3"/>&lt;/LimitExcept&gt;</text:p>
      <text:p text:style-name="P5">&lt;/Location&gt;</text:p>
      <text:p text:style-name="P5"><text:soft-page-break/></text:p>
      <text:p text:style-name="P5">&lt;IfModule dav_svn_module&gt;</text:p>
      <text:p text:style-name="P5"><text:s text:c="3"/>&lt;Location "/svn/hosts"&gt;</text:p>
      <text:p text:style-name="P5"><text:s text:c="7"/>DAV svn</text:p>
      <text:p text:style-name="P5"><text:s text:c="7"/>SVNPath /export/svn_repos/hosts</text:p>
      <text:p text:style-name="P5"><text:s text:c="7"/>SVNReposName hosts</text:p>
      <text:p text:style-name="P5"><text:s text:c="3"/>&lt;/Location&gt;</text:p>
      <text:p text:style-name="P5">&lt;/IfModule&gt;</text:p>
      <text:p text:style-name="P5"/>
      <text:p text:style-name="P4">Hit (CTRL-D)</text:p>
      <text:p text:style-name="P4"/>
      <text:p text:style-name="P5">Make sure Apache loads the necessary modules.</text:p>
      <text:p text:style-name="P5">NB: mod_svn is automatically enabled during the subversion installation</text:p>
      <text:p text:style-name="P4"/>
      <text:p text:style-name="P4">echo 'LoadModule dav_module modules/mod_dav.so' &gt;&gt; /opt/coolstack/apache2/conf/httpd.conf</text:p>
      <text:p text:style-name="P4"/>
      <text:p text:style-name="P4">echo 'LoadModule authnz_ldap_module modules/mod_authnz_ldap.so' &gt;&gt; /opt/coolstack/apache2/conf/httpd.conf</text:p>
      <text:p text:style-name="P4"/>
      <text:p text:style-name="P5">Enable SSL in apache:</text:p>
      <text:p text:style-name="P5"/>
      <text:p text:style-name="P4">vi /opt/coolstack/apache2/conf/httpd.conf</text:p>
      <text:p text:style-name="P4"><text:s/><text:span text:style-name="T2">uncomment LoadModule dav_fs_module modules/mod_dav_fs.so module line)</text:span></text:p>
      <text:p text:style-name="P5"><text:s/>uncomment the line "Include conf/extra/httpd-ssl.conf")</text:p>
      <text:p text:style-name="P5">make sure these two lines are both uncommented</text:p>
      <text:p text:style-name="P5">LoadModule dav_svn_module modules/mod_dav_svn.so</text:p>
      <text:p text:style-name="P5">LoadModule authz_svn_module <text:s text:c="2"/>modules/mod_authz_svn.so</text:p>
      <text:p text:style-name="P5">comment out the line:</text:p>
      <text:p text:style-name="P5">Listen 0.0.0.0:80</text:p>
      <text:p text:style-name="P5">to disable non-ssl access</text:p>
      <text:p text:style-name="P4"/>
      <text:p text:style-name="P4">vi /opt/coolstack/apache2/conf/extra/httpd-ssl.conf</text:p>
      <text:p text:style-name="P5">Add the following line just before or just after the VirtualHost definition</text:p>
      <text:p text:style-name="P5"><text:s text:c="16"/>Include /export/svn_repos/apache_config</text:p>
      <text:p text:style-name="P5"/>
      <text:p text:style-name="P5">Generate a SSL key for HTTPS server. <text:s/>Substitue server.example.com for the FQDN of your server.</text:p>
      <text:p text:style-name="P5"/>
      <text:p text:style-name="P4">cd /opt/coolstack/apache2/conf</text:p>
      <text:p text:style-name="P4">/opt/coolstack/bin/openssl req -new \</text:p>
      <text:p text:style-name="P4"><text:s text:c="16"/>-x509 -days 9125 -sha1 -newkey rsa:2048 \</text:p>
      <text:p text:style-name="P4"><text:s text:c="16"/>-nodes -keyout server.key -out server.crt \</text:p>
      <text:p text:style-name="P4"><text:s text:c="16"/>-subj '/CN=server.example.com'</text:p>
      <text:p text:style-name="P4"><text:s text:c="8"/>chown webservd server.*;chmod 700 server.*</text:p>
      <text:p text:style-name="P4"/>
      <text:p text:style-name="P5">Test the Apache configuration for errors</text:p>
      <text:p text:style-name="P4"><text:s/>/opt/coolstack/apache2/bin/apachectl configtest</text:p>
      <text:p text:style-name="P4"/>
      <text:p text:style-name="P5">Start Apache</text:p>
      <text:p text:style-name="P4">svcadm enable csk-http</text:p>
      <text:p text:style-name="P4"><text:soft-page-break/>svcs -xv csk-http</text:p>
      <text:p text:style-name="P4"/>
      <text:p text:style-name="P5">Put back gcc to the original state</text:p>
      <text:p text:style-name="P4">mv /usr/sfw/bin/gcc.off /usr/sfw/bin/gcc</text:p>
      <text:p text:style-name="P4"/>
      <text:p text:style-name="P5">Setup a <text:s/>nightly backup via cron for the SVN repository to dump out a backup copy someplace safe. <text:s/>The command to to dump out a complete backup is:</text:p>
      <text:p text:style-name="P5"/>
      <text:p text:style-name="P4">svnadmin dump /export/svn_repos/hosts/ &gt; /backup-location/bind_repository_complete-` date +%Y-%m-%d`</text:p>
      <text:p text:style-name="P4"/>
      <text:p text:style-name="P4"/>
      <text:p text:style-name="P5">Now onto configuring Bind.</text:p>
      <text:p text:style-name="P5"/>
      <text:p text:style-name="P5">===================================</text:p>
      <text:p text:style-name="P5">How to install an ISC BIND 9 server</text:p>
      <text:p text:style-name="P5">===================================</text:p>
      <text:p text:style-name="P5"/>
      <text:p text:style-name="P5">Prerequisites:</text:p>
      <text:p text:style-name="P5">==============</text:p>
      <text:p text:style-name="P5"/>
      <text:p text:style-name="P5"><text:s text:c="2"/>You must have the following software packages available:</text:p>
      <text:p text:style-name="P5"/>
      <text:p text:style-name="P5"><text:s text:c="2"/>* Bind version 9</text:p>
      <text:p text:style-name="P5"><text:s text:c="2"/>* Subversion client (server functionality not needed)</text:p>
      <text:p text:style-name="P5"><text:s text:c="2"/>* CRON - to periodically update the tables</text:p>
      <text:p text:style-name="P5"><text:s text:c="4"/>(While you can use other methods to run the update process,</text:p>
      <text:p text:style-name="P5"><text:s text:c="5"/>this recipe will only cover cron)</text:p>
      <text:p text:style-name="P5"/>
      <text:p text:style-name="P5">Prerequisite Notes:</text:p>
      <text:p text:style-name="P5">===================</text:p>
      <text:p text:style-name="P5"/>
      <text:p text:style-name="P5"><text:s text:c="2"/>Bind 9 is easily built from source but many distributions contain a</text:p>
      <text:p text:style-name="P5"><text:s text:c="2"/>prepackaged install. Many times this is preferable since security updates</text:p>
      <text:p text:style-name="P5"><text:s text:c="2"/>to bind will naturally come with the distribution.</text:p>
      <text:p text:style-name="P5"/>
      <text:p text:style-name="P5"><text:s text:c="2"/>The SVN client is not nearly as critical to patch as BIND and is also easy</text:p>
      <text:p text:style-name="P5"><text:s text:c="2"/>to build. Since the server functionality is not needed you can build svn</text:p>
      <text:p text:style-name="P5"><text:s text:c="2"/>without building against BerkelyDB. For some space critical applications this</text:p>
      <text:p text:style-name="P5"><text:s text:c="2"/>is handy.</text:p>
      <text:p text:style-name="P5"/>
      <text:p text:style-name="P5"><text:s text:c="2"/>CRON is a well used system that has many alternatives. On platforms such as</text:p>
      <text:p text:style-name="P5"><text:s text:c="2"/>OSX (Leopard and higher) cron is completely replaced with launchd. Solaris</text:p>
      <text:p text:style-name="P5"><text:s text:c="2"/>uses services which may provide a more robust way of managing updates, but</text:p>
      <text:p text:style-name="P5"><text:s text:c="2"/>cron still works well.</text:p>
      <text:p text:style-name="P5"/>
      <text:p text:style-name="P5">Application Notes:</text:p>
      <text:p text:style-name="P5">==================</text:p>
      <text:p text:style-name="P5"/>
      <text:p text:style-name="P5"><text:soft-page-break/><text:s text:c="2"/>BIND 9 has an administrative client functionality called "rndc". One</text:p>
      <text:p text:style-name="P5"><text:s text:c="2"/>subcommand of rndc is "reload" which tells a running BIND 9 server to attempt</text:p>
      <text:p text:style-name="P5"><text:s text:c="2"/>to refresh its configuration. A special property of this is that if the</text:p>
      <text:p text:style-name="P5"><text:s text:c="2"/>refresh fails, BIND will keep the old configuration. This is arguably much</text:p>
      <text:p text:style-name="P5"><text:s text:c="2"/>safer than restarting bind as many default distributions scripts will do</text:p>
      <text:p text:style-name="P5"><text:s text:c="2"/>(including the Solaris 10 SMF description.) For this reason it is recommended</text:p>
      <text:p text:style-name="P5"><text:s text:c="2"/>that you configure rndc for your DNS server.</text:p>
      <text:p text:style-name="P5"/>
      <text:p text:style-name="P5">Overview:</text:p>
      <text:p text:style-name="P5">=========</text:p>
      <text:p text:style-name="P5"/>
      <text:p text:style-name="P5"><text:s text:c="2"/>This setup works by periodically polling a svn server and then running</text:p>
      <text:p text:style-name="P5"><text:s text:c="2"/>"rndc reload". Due to hard coded paths in the dns configuration the subversion</text:p>
      <text:p text:style-name="P5"><text:s text:c="2"/>repository must be checked out at /etc/bind as the examples dictate.</text:p>
      <text:p text:style-name="P5"/>
      <text:p text:style-name="P5">Installation:</text:p>
      <text:p text:style-name="P5">=============</text:p>
      <text:p text:style-name="P5"/>
      <text:p text:style-name="P5"><text:s text:c="2"/>To modify an existing Bind configuration:</text:p>
      <text:p text:style-name="P5"/>
      <text:p text:style-name="P5"><text:s text:c="4"/>1) Find the path to your named.conf configuration file for your installation</text:p>
      <text:p text:style-name="P5"><text:s text:c="7"/>of bind9. If you compiled bind9 yourself then the default should be</text:p>
      <text:p text:style-name="P5"><text:s text:c="7"/>{prefix}/etc/named.conf, otherwise refer to your systems documentation on</text:p>
      <text:p text:style-name="P5"><text:s text:c="7"/>the topic. <text:s/>Sun bind is /etc/named.conf.</text:p>
      <text:p text:style-name="P5"/>
      <text:p text:style-name="P5"><text:s text:c="4"/>2) Clean out any references to zone configurations, acl entries, and views.</text:p>
      <text:p text:style-name="P5"><text:s text:c="7"/>You may keep your rndc configuration as well as global configuration</text:p>
      <text:p text:style-name="P5"><text:s text:c="7"/>options.</text:p>
      <text:p text:style-name="P5"/>
      <text:p text:style-name="P5"><text:s text:c="4"/>3) Checkout the subversion repository at the location "/etc/bind". If your</text:p>
      <text:p text:style-name="P5"><text:s text:c="7"/>repository exists at "http://example.com/svn/bind" then you would run:</text:p>
      <text:p text:style-name="P5"/>
      <text:p text:style-name="P5"># in test case</text:p>
      <text:p text:style-name="P5"># svn co https://xmdns/svn/hosts /etc/bind</text:p>
      <text:p text:style-name="P5"/>
      <text:p text:style-name="P5"><text:s text:c="7"/>(Sanity check that /etc/bind/named.conf exists/is from the repository)</text:p>
      <text:list text:id="1955270770" text:style-name="L2">
        <text:list-header>
          <text:p text:style-name="P9"/>
          <text:p text:style-name="P9">Edit your distribution's named.conf and add an include to the svn repository checkout by adding the line:</text:p>
        </text:list-header>
      </text:list>
      <text:p text:style-name="P5"/>
      <text:p text:style-name="P5"><text:s text:c="7"/>include "/etc/bind/named.conf";</text:p>
      <text:p text:style-name="P5"/>
      <text:p text:style-name="P5"><text:s text:c="2"/>To start from a fresh configuration replace step 2 from above with:</text:p>
      <text:p text:style-name="P5"/>
      <text:p text:style-name="P5"><text:s text:c="4"/>2) Start with an empty named.conf and configure your rndc settings.</text:p>
      <text:p text:style-name="P4">cd /your/bind/configuration/path</text:p>
      <text:p text:style-name="P4">rndc-confgen &gt; rndc.conf</text:p>
      <text:p text:style-name="P4">cat rndc.conf &gt; named.conf</text:p>
      <text:p text:style-name="P4">vi named.conf</text:p>
      <text:p text:style-name="P5"><text:soft-page-break/><text:s text:c="9"/>( follow directions in the named.conf )</text:p>
      <text:p text:style-name="P5"/>
      <text:p text:style-name="P5"><text:s text:c="4"/>Once done with step 4 from above you will likely have a named.conf that</text:p>
      <text:p text:style-name="P5"><text:s text:c="4"/>looks similar to:</text:p>
      <text:p text:style-name="P5"/>
      <text:p text:style-name="P5"><text:s text:c="4"/>----------------------------------------------------------------------------</text:p>
      <text:p text:style-name="P5"><text:s text:c="4"/>---- <text:s/>sample named.conf ----------------------------------------------------</text:p>
      <text:p text:style-name="P5"><text:s text:c="4"/>key "rndc-key" {</text:p>
      <text:p text:style-name="P5"><text:s text:c="10"/>algorithm hmac-md5;</text:p>
      <text:p text:style-name="P5"><text:s text:c="10"/>secret "eo+Al6pfUX3ByNqLoKGQ7Q==";</text:p>
      <text:p text:style-name="P5"><text:s text:c="4"/>};</text:p>
      <text:p text:style-name="P5"/>
      <text:p text:style-name="P5"><text:s text:c="4"/>controls {</text:p>
      <text:p text:style-name="P5"><text:s text:c="10"/>inet 127.0.0.1 port 953</text:p>
      <text:p text:style-name="P5"><text:s text:c="18"/>allow { 127.0.0.1; } keys { "rndc-key"; };</text:p>
      <text:p text:style-name="P5"><text:s text:c="4"/>};</text:p>
      <text:p text:style-name="P5"/>
      <text:p text:style-name="P5"><text:s text:c="4"/>include "/etc/bind/named.conf";</text:p>
      <text:p text:style-name="P5"><text:s text:c="4"/>----------------------------------------------------------------------------</text:p>
      <text:p text:style-name="P5"/>
      <text:p text:style-name="P5"><text:s text:c="2"/>You can now start bind as prescribed by your installation. This may vary between</text:p>
      <text:p text:style-name="P5"><text:s text:c="2"/>operating systems, some examples are given below:</text:p>
      <text:p text:style-name="P5"/>
      <text:p text:style-name="P5"><text:s text:c="4"/>Vanilla Unix:</text:p>
      <text:p text:style-name="P5"><text:s text:c="6"/># /etc/init.d/bind9 start</text:p>
      <text:p text:style-name="P5"/>
      <text:p text:style-name="P5"><text:s text:c="4"/>Solaris 10+:</text:p>
      <text:p text:style-name="P5">mkdir /var/cache/bind</text:p>
      <text:p text:style-name="P5">svcadm enable svc:/network/dns/server:default</text:p>
      <text:p text:style-name="P5"/>
      <text:p text:style-name="P5">Configure CRON:</text:p>
      <text:p text:style-name="P5">===============</text:p>
      <text:p text:style-name="P5"/>
      <text:p text:style-name="P5"><text:s text:c="2"/>Create an entry to run</text:p>
      <text:p text:style-name="P5"><text:s text:c="4"/>"svn update /etc/bind;rndc reload"</text:p>
      <text:p text:style-name="P5"><text:s text:c="2"/>at an interval that suits your needs. It is recommended to put full paths for</text:p>
      <text:p text:style-name="P5"><text:s text:c="2"/>the svn and rndc commands to ensure that the correct binary is run in any</text:p>
      <text:p text:style-name="P5"><text:s text:c="2"/>case. </text:p>
      <text:p text:style-name="P5"/>
      <text:p text:style-name="P5">Example cron entryfor U4 with CSW bind:</text:p>
      <text:p text:style-name="P5"/>
      <text:p text:style-name="P5"><text:s text:c="2"/>------------------------------------------------------------------------------</text:p>
      <text:p text:style-name="P5"><text:s text:c="2"/>---- example root crontab ----------------------------------------------------</text:p>
      <text:p text:style-name="P5"><text:s text:c="2"/>10,40 * * * * /opt/csw/bin/svn update /etc/bind &gt; /dev/null</text:p>
      <text:p text:style-name="P5"><text:s text:c="2"/>15,45 * * * * /opt/csw/sbin/rndc reload &gt; /dev/null</text:p>
      <text:p text:style-name="P5"><text:s text:c="2"/>## Check the status of DNS before everyone goes home (m-f)</text:p>
      <text:p text:style-name="P5"><text:s text:c="2"/>46 16 * * 1-5 /opt/csw/sbin/rndc status</text:p>
      <text:p text:style-name="P5"><text:s text:c="2"/>------------------------------------------------------------------------------</text:p>
      <text:p text:style-name="P5"/>
      <text:p text:style-name="P5"><text:soft-page-break/>Example crontab For U5 with Sun Bind.</text:p>
      <text:p text:style-name="P5"/>
      <text:p text:style-name="P5">10,40 * * * * /opt/coolstack/bin/svn –config-dir /root/.subversion update /etc/bind &gt; /dev/null</text:p>
      <text:p text:style-name="P5">15,45 * * * * /usr/sbin/rndc reload &gt; /dev/null</text:p>
      <text:p text:style-name="P5">## Check the status of DNS before everyone goes home (m-f)</text:p>
      <text:p text:style-name="P5">46 16 * * 1-5 /usr/sbin/rndc status</text:p>
      <text:p text:style-name="P5"/>
      <text:p text:style-name="P5">Run these commands in a minimal shell to ensure that they work properly.</text:p>
      <text:p text:style-name="P5"/>
      <text:p text:style-name="P4">rndc status</text:p>
      <text:p text:style-name="P5">should return some statistics for bind.</text:p>
      <text:p text:style-name="P4">rndc reload</text:p>
      <text:p text:style-name="P5">should say ' server reload successful'</text:p>
      <text:p text:style-name="P5"><text:span text:style-name="T1">/opt/coolstack/bin/svn co </text:span><text:a xlink:type="simple" xlink:href="https://FQDN-of-new-server/svn/hosts"><text:span text:style-name="T1">https://FQDN-of-new-server/svn/hosts</text:span></text:a><text:span text:style-name="T1"> /etc/bind</text:span></text:p>
      <text:p text:style-name="P5">Permanently accept the certificate if asked.</text:p>
      <text:p text:style-name="P4">/opt/coolstack/bin/svn update /etc/bind</text:p>
      <text:p text:style-name="P5">Should either check out the copy or say something similar <text:s/>to 'At revision 808.'</text:p>
      <text:p text:style-name="P5"/>
      <text:p text:style-name="P5"/>
      <text:p text:style-name="P5"/>
      <text:p text:style-name="P5">Testing the Installation:</text:p>
      <text:p text:style-name="P5">=========================</text:p>
      <text:p text:style-name="P5"/>
      <text:p text:style-name="P5"><text:s text:c="2"/>Since your new DNS scheme supports views, you may not get the results you</text:p>
      <text:p text:style-name="P5"><text:s text:c="2"/>expect if you query against "127.0.0.1". It is recommended that you run your</text:p>
      <text:p text:style-name="P5"><text:s text:c="2"/>query from another host or minimally from the same host using the published</text:p>
      <text:p text:style-name="P5"><text:s text:c="2"/>address.</text:p>
      <text:p text:style-name="P5"/>
      <text:p text:style-name="P5"><text:s text:c="2"/># dig hostname.example.com @new.dns.server.example.com ANY</text:p>
      <text:p text:style-name="P5"/>
      <text:p text:style-name="P5"/>
      <text:p text:style-name="P5">---</text:p>
      <text:p text:style-name="P5"/>
      <text:p text:style-name="P5">DHCP</text:p>
      <text:p text:style-name="P5"/>
      <text:p text:style-name="P5">Including DHCP servers into this scheme is rather easy but not specifically covered by this document.</text:p>
      <text:p text:style-name="P5"/>
      <text:p text:style-name="P5">The short version is to use the include command in the dhcpd.conf file, under whatever subnet declaration that needs DHCP.</text:p>
      <text:p text:style-name="P5"/>
      <text:p text:style-name="P5">For example</text:p>
      <text:p text:style-name="P5"/>
      <text:p text:style-name="P5">subnet 192.168.0.0 netmask 255.255.255.0 {</text:p>
      <text:p text:style-name="P5"><text:s text:c="2"/>option routers 192.168.0.1;</text:p>
      <text:p text:style-name="P5"><text:s text:c="2"/>range 192.168.0.10 192.168.0.199;</text:p>
      <text:p text:style-name="P5"><text:s text:c="2"/>default-lease-time 91800;</text:p>
      <text:p text:style-name="P5"><text:s text:c="2"/>max-lease-time 172800;</text:p>
      <text:p text:style-name="P5"><text:s text:c="2"/>include "/etc/dhcpd/net_internal";</text:p>
      <text:p text:style-name="P5"/>
      <text:p text:style-name="P5"><text:soft-page-break/>The include statement should point to the file that is in the svn repository under this direction:</text:p>
      <text:p text:style-name="P5">bind/dhcp_area/tables/net_inter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>
      <text:outline-level-style text:level="1" style:num-format="">
        <style:list-level-properties text:list-level-position-and-space-mode="label-alignment">
          <style: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ean Jones</meta:initial-creator>
    <meta:creation-date>2008-08-04T10:44:29</meta:creation-date>
    <dc:date>2008-08-29T13:44:20</dc:date>
    <meta:editing-duration>PT08H05M55S</meta:editing-duration>
    <meta:editing-cycles>45</meta:editing-cycles>
    <meta:generator>OpenOffice.org/3.0_Beta$Unix OpenOffice.org_project/300m3$Build-9328</meta:generator>
    <meta:document-statistic meta:table-count="0" meta:image-count="0" meta:object-count="0" meta:page-count="10" meta:paragraph-count="308" meta:word-count="1945" meta:character-count="15218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